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38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72mm"/>
    </style:style>
    <style:style style:name="co4" style:family="table-column">
      <style:table-column-properties fo:break-before="auto" style:column-width="23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sk_2kr2_1" table:style-name="ta1">
        <table:shapes>
          <draw:frame draw:z-index="0" draw:style-name="gr1" draw:text-style-name="P1" svg:width="159.78mm" svg:height="90.04mm" svg:x="143.64mm" svg:y="174.51mm">
            <loext:p draw:notify-on-update-of-ranges="Task_2kr2_1.A5:Task_2kr2_1.A54 Task_2kr2_1.A1:Task_2kr2_1.A1 Task_2kr2_1.B5:Task_2kr2_1.B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 evaluated.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is: 4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 evaluated.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ectory: 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977956" calcext:value-type="float">
            <text:p>-0,0977956</text:p>
          </table:table-cell>
          <table:table-cell office:value-type="float" office:value="7.0955" calcext:value-type="float">
            <text:p>7,0955</text:p>
          </table:table-cell>
          <table:table-cell office:value-type="string" calcext:value-type="string">
            <text:p>-0.955911</text:p>
          </table:table-cell>
          <table:table-cell office:value-type="string" calcext:value-type="string">
            <text:p>0.910085</text:p>
          </table:table-cell>
        </table:table-row>
        <table:table-row table:style-name="ro1">
          <table:table-cell office:value-type="float" office:value="-0.191182" calcext:value-type="float">
            <text:p>-0,191182</text:p>
          </table:table-cell>
          <table:table-cell office:value-type="float" office:value="7.18202" calcext:value-type="float">
            <text:p>7,18202</text:p>
          </table:table-cell>
          <table:table-cell office:value-type="string" calcext:value-type="string">
            <text:p>-0.911823</text:p>
          </table:table-cell>
          <table:table-cell office:value-type="string" calcext:value-type="string">
            <text:p>0.820171</text:p>
          </table:table-cell>
        </table:table-row>
        <table:table-row table:style-name="ro1">
          <table:table-cell office:value-type="float" office:value="-0.28016" calcext:value-type="float">
            <text:p>-0,28016</text:p>
          </table:table-cell>
          <table:table-cell office:value-type="float" office:value="7.25954" calcext:value-type="float">
            <text:p>7,25954</text:p>
          </table:table-cell>
          <table:table-cell office:value-type="string" calcext:value-type="string">
            <text:p>-0.867734</text:p>
          </table:table-cell>
          <table:table-cell office:value-type="string" calcext:value-type="string">
            <text:p>0.730256</text:p>
          </table:table-cell>
        </table:table-row>
        <table:table-row table:style-name="ro1">
          <table:table-cell office:value-type="float" office:value="-0.364729" calcext:value-type="float">
            <text:p>-0,364729</text:p>
          </table:table-cell>
          <table:table-cell office:value-type="float" office:value="7.32807" calcext:value-type="float">
            <text:p>7,32807</text:p>
          </table:table-cell>
          <table:table-cell office:value-type="string" calcext:value-type="string">
            <text:p>-0.823645</text:p>
          </table:table-cell>
          <table:table-cell office:value-type="string" calcext:value-type="string">
            <text:p>0.640341</text:p>
          </table:table-cell>
        </table:table-row>
        <table:table-row table:style-name="ro1">
          <table:table-cell office:value-type="float" office:value="-0.444889" calcext:value-type="float">
            <text:p>-0,444889</text:p>
          </table:table-cell>
          <table:table-cell office:value-type="float" office:value="7.38761" calcext:value-type="float">
            <text:p>7,38761</text:p>
          </table:table-cell>
          <table:table-cell office:value-type="string" calcext:value-type="string">
            <text:p>-0.779557</text:p>
          </table:table-cell>
          <table:table-cell office:value-type="string" calcext:value-type="string">
            <text:p>0.550427</text:p>
          </table:table-cell>
        </table:table-row>
        <table:table-row table:style-name="ro1">
          <table:table-cell office:value-type="float" office:value="-0.52064" calcext:value-type="float">
            <text:p>-0,52064</text:p>
          </table:table-cell>
          <table:table-cell office:value-type="float" office:value="7.43815" calcext:value-type="float">
            <text:p>7,43815</text:p>
          </table:table-cell>
          <table:table-cell office:value-type="string" calcext:value-type="string">
            <text:p>-0.735468</text:p>
          </table:table-cell>
          <table:table-cell office:value-type="string" calcext:value-type="string">
            <text:p>0.460512</text:p>
          </table:table-cell>
        </table:table-row>
        <table:table-row table:style-name="ro1">
          <table:table-cell office:value-type="float" office:value="-0.591983" calcext:value-type="float">
            <text:p>-0,591983</text:p>
          </table:table-cell>
          <table:table-cell office:value-type="float" office:value="7.47971" calcext:value-type="float">
            <text:p>7,47971</text:p>
          </table:table-cell>
          <table:table-cell office:value-type="string" calcext:value-type="string">
            <text:p>-0.69138</text:p>
          </table:table-cell>
          <table:table-cell office:value-type="string" calcext:value-type="string">
            <text:p>0.370598</text:p>
          </table:table-cell>
        </table:table-row>
        <table:table-row table:style-name="ro1">
          <table:table-cell office:value-type="float" office:value="-0.659395" calcext:value-type="float">
            <text:p>-0,659395</text:p>
          </table:table-cell>
          <table:table-cell office:value-type="float" office:value="7.51207" calcext:value-type="float">
            <text:p>7,51207</text:p>
          </table:table-cell>
          <table:table-cell office:value-type="string" calcext:value-type="string">
            <text:p>-0.656869</text:p>
          </table:table-cell>
          <table:table-cell office:value-type="string" calcext:value-type="string">
            <text:p>0.276643</text:p>
          </table:table-cell>
        </table:table-row>
        <table:table-row table:style-name="ro1">
          <table:table-cell office:value-type="float" office:value="-0.723357" calcext:value-type="float">
            <text:p>-0,723357</text:p>
          </table:table-cell>
          <table:table-cell office:value-type="float" office:value="7.53504" calcext:value-type="float">
            <text:p>7,53504</text:p>
          </table:table-cell>
          <table:table-cell office:value-type="string" calcext:value-type="string">
            <text:p>-0.622358</text:p>
          </table:table-cell>
          <table:table-cell office:value-type="string" calcext:value-type="string">
            <text:p>0.182689</text:p>
          </table:table-cell>
        </table:table-row>
        <table:table-row table:style-name="ro1">
          <table:table-cell office:value-type="float" office:value="-0.783388" calcext:value-type="float">
            <text:p>-0,783388</text:p>
          </table:table-cell>
          <table:table-cell office:value-type="float" office:value="7.54881" calcext:value-type="float">
            <text:p>7,54881</text:p>
          </table:table-cell>
          <table:table-cell office:value-type="string" calcext:value-type="string">
            <text:p>-0.578269</text:p>
          </table:table-cell>
          <table:table-cell office:value-type="string" calcext:value-type="string">
            <text:p>0.0927748</text:p>
          </table:table-cell>
        </table:table-row>
        <table:table-row table:style-name="ro1">
          <table:table-cell office:value-type="float" office:value="-0.839489" calcext:value-type="float">
            <text:p>-0,839489</text:p>
          </table:table-cell>
          <table:table-cell office:value-type="float" office:value="7.55339" calcext:value-type="float">
            <text:p>7,55339</text:p>
          </table:table-cell>
          <table:table-cell office:value-type="string" calcext:value-type="string">
            <text:p>-0.543759</text:p>
          </table:table-cell>
          <table:table-cell office:value-type="string" calcext:value-type="string">
            <text:p>-0.00117922</text:p>
          </table:table-cell>
        </table:table-row>
        <table:table-row table:style-name="ro1">
          <table:table-cell office:value-type="float" office:value="-0.89214" calcext:value-type="float">
            <text:p>-0,89214</text:p>
          </table:table-cell>
          <table:table-cell office:value-type="float" office:value="7.54858" calcext:value-type="float">
            <text:p>7,54858</text:p>
          </table:table-cell>
          <table:table-cell office:value-type="string" calcext:value-type="string">
            <text:p>-0.509248</text:p>
          </table:table-cell>
          <table:table-cell office:value-type="string" calcext:value-type="string">
            <text:p>-0.0951332</text:p>
          </table:table-cell>
        </table:table-row>
        <table:table-row table:style-name="ro1">
          <table:table-cell office:value-type="float" office:value="-0.941339" calcext:value-type="float">
            <text:p>-0,941339</text:p>
          </table:table-cell>
          <table:table-cell office:value-type="float" office:value="7.53436" calcext:value-type="float">
            <text:p>7,53436</text:p>
          </table:table-cell>
          <table:table-cell office:value-type="string" calcext:value-type="string">
            <text:p>-0.474737</text:p>
          </table:table-cell>
          <table:table-cell office:value-type="string" calcext:value-type="string">
            <text:p>-0.189087</text:p>
          </table:table-cell>
        </table:table-row>
        <table:table-row table:style-name="ro1">
          <table:table-cell office:value-type="float" office:value="-0.987087" calcext:value-type="float">
            <text:p>-0,987087</text:p>
          </table:table-cell>
          <table:table-cell office:value-type="float" office:value="7.51076" calcext:value-type="float">
            <text:p>7,51076</text:p>
          </table:table-cell>
          <table:table-cell office:value-type="string" calcext:value-type="string">
            <text:p>-0.440226</text:p>
          </table:table-cell>
          <table:table-cell office:value-type="string" calcext:value-type="string">
            <text:p>-0.283041</text:p>
          </table:table-cell>
        </table:table-row>
        <table:table-row table:style-name="ro1">
          <table:table-cell office:value-type="float" office:value="-1.02938" calcext:value-type="float">
            <text:p>-1,02938</text:p>
          </table:table-cell>
          <table:table-cell office:value-type="float" office:value="7.47776" calcext:value-type="float">
            <text:p>7,47776</text:p>
          </table:table-cell>
          <table:table-cell office:value-type="string" calcext:value-type="string">
            <text:p>-0.405716</text:p>
          </table:table-cell>
          <table:table-cell office:value-type="string" calcext:value-type="string">
            <text:p>-0.376995</text:p>
          </table:table-cell>
        </table:table-row>
        <table:table-row table:style-name="ro1">
          <table:table-cell office:value-type="float" office:value="-1.06775" calcext:value-type="float">
            <text:p>-1,06775</text:p>
          </table:table-cell>
          <table:table-cell office:value-type="float" office:value="7.43556" calcext:value-type="float">
            <text:p>7,43556</text:p>
          </table:table-cell>
          <table:table-cell office:value-type="string" calcext:value-type="string">
            <text:p>-0.361627</text:p>
          </table:table-cell>
          <table:table-cell office:value-type="string" calcext:value-type="string">
            <text:p>-0.46691</text:p>
          </table:table-cell>
        </table:table-row>
        <table:table-row table:style-name="ro1">
          <table:table-cell office:value-type="float" office:value="-1.10219" calcext:value-type="float">
            <text:p>-1,10219</text:p>
          </table:table-cell>
          <table:table-cell office:value-type="float" office:value="7.38417" calcext:value-type="float">
            <text:p>7,38417</text:p>
          </table:table-cell>
          <table:table-cell office:value-type="string" calcext:value-type="string">
            <text:p>-0.327116</text:p>
          </table:table-cell>
          <table:table-cell office:value-type="string" calcext:value-type="string">
            <text:p>-0.560864</text:p>
          </table:table-cell>
        </table:table-row>
        <table:table-row table:style-name="ro1">
          <table:table-cell office:value-type="float" office:value="-1.13317" calcext:value-type="float">
            <text:p>-1,13317</text:p>
          </table:table-cell>
          <table:table-cell office:value-type="float" office:value="7.32339" calcext:value-type="float">
            <text:p>7,32339</text:p>
          </table:table-cell>
          <table:table-cell office:value-type="string" calcext:value-type="string">
            <text:p>-0.292605</text:p>
          </table:table-cell>
          <table:table-cell office:value-type="string" calcext:value-type="string">
            <text:p>-0.654818</text:p>
          </table:table-cell>
        </table:table-row>
        <table:table-row table:style-name="ro1">
          <table:table-cell office:value-type="float" office:value="-1.16071" calcext:value-type="float">
            <text:p>-1,16071</text:p>
          </table:table-cell>
          <table:table-cell office:value-type="float" office:value="7.25321" calcext:value-type="float">
            <text:p>7,25321</text:p>
          </table:table-cell>
          <table:table-cell office:value-type="string" calcext:value-type="string">
            <text:p>-0.258095</text:p>
          </table:table-cell>
          <table:table-cell office:value-type="string" calcext:value-type="string">
            <text:p>-0.748772</text:p>
          </table:table-cell>
        </table:table-row>
        <table:table-row table:style-name="ro1">
          <table:table-cell office:value-type="float" office:value="-1.18479" calcext:value-type="float">
            <text:p>-1,18479</text:p>
          </table:table-cell>
          <table:table-cell office:value-type="float" office:value="7.17363" calcext:value-type="float">
            <text:p>7,17363</text:p>
          </table:table-cell>
          <table:table-cell office:value-type="string" calcext:value-type="string">
            <text:p>-0.223584</text:p>
          </table:table-cell>
          <table:table-cell office:value-type="string" calcext:value-type="string">
            <text:p>-0.842726</text:p>
          </table:table-cell>
        </table:table-row>
        <table:table-row table:style-name="ro1">
          <table:table-cell office:value-type="float" office:value="-1.20543" calcext:value-type="float">
            <text:p>-1,20543</text:p>
          </table:table-cell>
          <table:table-cell office:value-type="float" office:value="7.08466" calcext:value-type="float">
            <text:p>7,08466</text:p>
          </table:table-cell>
          <table:table-cell office:value-type="string" calcext:value-type="string">
            <text:p>-0.189073</text:p>
          </table:table-cell>
          <table:table-cell office:value-type="string" calcext:value-type="string">
            <text:p>-0.93668</text:p>
          </table:table-cell>
        </table:table-row>
        <table:table-row table:style-name="ro1">
          <table:table-cell office:value-type="float" office:value="-1.22213" calcext:value-type="float">
            <text:p>-1,22213</text:p>
          </table:table-cell>
          <table:table-cell office:value-type="float" office:value="6.9865" calcext:value-type="float">
            <text:p>6,9865</text:p>
          </table:table-cell>
          <table:table-cell office:value-type="string" calcext:value-type="string">
            <text:p>-0.144985</text:p>
          </table:table-cell>
          <table:table-cell office:value-type="string" calcext:value-type="string">
            <text:p>-1.02659</text:p>
          </table:table-cell>
        </table:table-row>
        <table:table-row table:style-name="ro1">
          <table:table-cell office:value-type="float" office:value="-1.2349" calcext:value-type="float">
            <text:p>-1,2349</text:p>
          </table:table-cell>
          <table:table-cell office:value-type="float" office:value="6.87914" calcext:value-type="float">
            <text:p>6,87914</text:p>
          </table:table-cell>
          <table:table-cell office:value-type="string" calcext:value-type="string">
            <text:p>-0.110474</text:p>
          </table:table-cell>
          <table:table-cell office:value-type="string" calcext:value-type="string">
            <text:p>-1.12055</text:p>
          </table:table-cell>
        </table:table-row>
        <table:table-row table:style-name="ro1">
          <table:table-cell office:value-type="float" office:value="-1.24422" calcext:value-type="float">
            <text:p>-1,24422</text:p>
          </table:table-cell>
          <table:table-cell office:value-type="float" office:value="6.76239" calcext:value-type="float">
            <text:p>6,76239</text:p>
          </table:table-cell>
          <table:table-cell office:value-type="string" calcext:value-type="string">
            <text:p>-0.075963</text:p>
          </table:table-cell>
          <table:table-cell office:value-type="string" calcext:value-type="string">
            <text:p>-1.2145</text:p>
          </table:table-cell>
        </table:table-row>
        <table:table-row table:style-name="ro1">
          <table:table-cell office:value-type="float" office:value="-1.25009" calcext:value-type="float">
            <text:p>-1,25009</text:p>
          </table:table-cell>
          <table:table-cell office:value-type="float" office:value="6.63624" calcext:value-type="float">
            <text:p>6,63624</text:p>
          </table:table-cell>
          <table:table-cell office:value-type="string" calcext:value-type="string">
            <text:p>-0.0414523</text:p>
          </table:table-cell>
          <table:table-cell office:value-type="string" calcext:value-type="string">
            <text:p>-1.30846</text:p>
          </table:table-cell>
        </table:table-row>
        <table:table-row table:style-name="ro1">
          <table:table-cell office:value-type="float" office:value="-1.25251" calcext:value-type="float">
            <text:p>-1,25251</text:p>
          </table:table-cell>
          <table:table-cell office:value-type="float" office:value="6.5007" calcext:value-type="float">
            <text:p>6,5007</text:p>
          </table:table-cell>
          <table:table-cell office:value-type="string" calcext:value-type="string">
            <text:p>-0.00694151</text:p>
          </table:table-cell>
          <table:table-cell office:value-type="string" calcext:value-type="string">
            <text:p>-1.40241</text:p>
          </table:table-cell>
        </table:table-row>
        <table:table-row table:style-name="ro1">
          <table:table-cell office:value-type="float" office:value="-1.25148" calcext:value-type="float">
            <text:p>-1,25148</text:p>
          </table:table-cell>
          <table:table-cell office:value-type="float" office:value="6.35576" calcext:value-type="float">
            <text:p>6,35576</text:p>
          </table:table-cell>
          <table:table-cell office:value-type="string" calcext:value-type="string">
            <text:p>0.0275693</text:p>
          </table:table-cell>
          <table:table-cell office:value-type="string" calcext:value-type="string">
            <text:p>-1.49636</text:p>
          </table:table-cell>
        </table:table-row>
        <table:table-row table:style-name="ro1">
          <table:table-cell office:value-type="float" office:value="-1.24652" calcext:value-type="float">
            <text:p>-1,24652</text:p>
          </table:table-cell>
          <table:table-cell office:value-type="float" office:value="6.20163" calcext:value-type="float">
            <text:p>6,20163</text:p>
          </table:table-cell>
          <table:table-cell office:value-type="string" calcext:value-type="string">
            <text:p>0.0716579</text:p>
          </table:table-cell>
          <table:table-cell office:value-type="string" calcext:value-type="string">
            <text:p>-1.58628</text:p>
          </table:table-cell>
        </table:table-row>
        <table:table-row table:style-name="ro1">
          <table:table-cell office:value-type="float" office:value="-1.23763" calcext:value-type="float">
            <text:p>-1,23763</text:p>
          </table:table-cell>
          <table:table-cell office:value-type="float" office:value="6.0383" calcext:value-type="float">
            <text:p>6,0383</text:p>
          </table:table-cell>
          <table:table-cell office:value-type="string" calcext:value-type="string">
            <text:p>0.106169</text:p>
          </table:table-cell>
          <table:table-cell office:value-type="string" calcext:value-type="string">
            <text:p>-1.68023</text:p>
          </table:table-cell>
        </table:table-row>
        <table:table-row table:style-name="ro1">
          <table:table-cell office:value-type="float" office:value="-1.22529" calcext:value-type="float">
            <text:p>-1,22529</text:p>
          </table:table-cell>
          <table:table-cell office:value-type="float" office:value="5.86558" calcext:value-type="float">
            <text:p>5,86558</text:p>
          </table:table-cell>
          <table:table-cell office:value-type="string" calcext:value-type="string">
            <text:p>0.140679</text:p>
          </table:table-cell>
          <table:table-cell office:value-type="string" calcext:value-type="string">
            <text:p>-1.77419</text:p>
          </table:table-cell>
        </table:table-row>
        <table:table-row table:style-name="ro1">
          <table:table-cell office:value-type="float" office:value="-1.20949" calcext:value-type="float">
            <text:p>-1,20949</text:p>
          </table:table-cell>
          <table:table-cell office:value-type="float" office:value="5.68346" calcext:value-type="float">
            <text:p>5,68346</text:p>
          </table:table-cell>
          <table:table-cell office:value-type="string" calcext:value-type="string">
            <text:p>0.17519</text:p>
          </table:table-cell>
          <table:table-cell office:value-type="string" calcext:value-type="string">
            <text:p>-1.86814</text:p>
          </table:table-cell>
        </table:table-row>
        <table:table-row table:style-name="ro1">
          <table:table-cell office:value-type="float" office:value="-1.19025" calcext:value-type="float">
            <text:p>-1,19025</text:p>
          </table:table-cell>
          <table:table-cell office:value-type="float" office:value="5.49195" calcext:value-type="float">
            <text:p>5,49195</text:p>
          </table:table-cell>
          <table:table-cell office:value-type="string" calcext:value-type="string">
            <text:p>0.209701</text:p>
          </table:table-cell>
          <table:table-cell office:value-type="string" calcext:value-type="string">
            <text:p>-1.9621</text:p>
          </table:table-cell>
        </table:table-row>
        <table:table-row table:style-name="ro1">
          <table:table-cell office:value-type="float" office:value="-1.16755" calcext:value-type="float">
            <text:p>-1,16755</text:p>
          </table:table-cell>
          <table:table-cell office:value-type="float" office:value="5.29104" calcext:value-type="float">
            <text:p>5,29104</text:p>
          </table:table-cell>
          <table:table-cell office:value-type="string" calcext:value-type="string">
            <text:p>0.244212</text:p>
          </table:table-cell>
          <table:table-cell office:value-type="string" calcext:value-type="string">
            <text:p>-2.05605</text:p>
          </table:table-cell>
        </table:table-row>
        <table:table-row table:style-name="ro1">
          <table:table-cell office:value-type="float" office:value="-1.14093" calcext:value-type="float">
            <text:p>-1,14093</text:p>
          </table:table-cell>
          <table:table-cell office:value-type="float" office:value="5.08094" calcext:value-type="float">
            <text:p>5,08094</text:p>
          </table:table-cell>
          <table:table-cell office:value-type="string" calcext:value-type="string">
            <text:p>0.2883</text:p>
          </table:table-cell>
          <table:table-cell office:value-type="string" calcext:value-type="string">
            <text:p>-2.14596</text:p>
          </table:table-cell>
        </table:table-row>
        <table:table-row table:style-name="ro1">
          <table:table-cell office:value-type="float" office:value="-1.11037" calcext:value-type="float">
            <text:p>-1,11037</text:p>
          </table:table-cell>
          <table:table-cell office:value-type="float" office:value="4.86165" calcext:value-type="float">
            <text:p>4,86165</text:p>
          </table:table-cell>
          <table:table-cell office:value-type="string" calcext:value-type="string">
            <text:p>0.322811</text:p>
          </table:table-cell>
          <table:table-cell office:value-type="string" calcext:value-type="string">
            <text:p>-2.23992</text:p>
          </table:table-cell>
        </table:table-row>
        <table:table-row table:style-name="ro1">
          <table:table-cell office:value-type="float" office:value="-1.07637" calcext:value-type="float">
            <text:p>-1,07637</text:p>
          </table:table-cell>
          <table:table-cell office:value-type="float" office:value="4.63296" calcext:value-type="float">
            <text:p>4,63296</text:p>
          </table:table-cell>
          <table:table-cell office:value-type="string" calcext:value-type="string">
            <text:p>0.357322</text:p>
          </table:table-cell>
          <table:table-cell office:value-type="string" calcext:value-type="string">
            <text:p>-2.33387</text:p>
          </table:table-cell>
        </table:table-row>
        <table:table-row table:style-name="ro1">
          <table:table-cell office:value-type="float" office:value="-1.03891" calcext:value-type="float">
            <text:p>-1,03891</text:p>
          </table:table-cell>
          <table:table-cell office:value-type="float" office:value="4.39488" calcext:value-type="float">
            <text:p>4,39488</text:p>
          </table:table-cell>
          <table:table-cell office:value-type="string" calcext:value-type="string">
            <text:p>0.391833</text:p>
          </table:table-cell>
          <table:table-cell office:value-type="string" calcext:value-type="string">
            <text:p>-2.42783</text:p>
          </table:table-cell>
        </table:table-row>
        <table:table-row table:style-name="ro1">
          <table:table-cell office:value-type="float" office:value="-0.998" calcext:value-type="float">
            <text:p>-0,998</text:p>
          </table:table-cell>
          <table:table-cell office:value-type="float" office:value="4.1474" calcext:value-type="float">
            <text:p>4,1474</text:p>
          </table:table-cell>
          <table:table-cell office:value-type="string" calcext:value-type="string">
            <text:p>0.426343</text:p>
          </table:table-cell>
          <table:table-cell office:value-type="string" calcext:value-type="string">
            <text:p>-2.52178</text:p>
          </table:table-cell>
        </table:table-row>
        <table:table-row table:style-name="ro1">
          <table:table-cell office:value-type="float" office:value="-0.95364" calcext:value-type="float">
            <text:p>-0,95364</text:p>
          </table:table-cell>
          <table:table-cell office:value-type="float" office:value="3.89052" calcext:value-type="float">
            <text:p>3,89052</text:p>
          </table:table-cell>
          <table:table-cell office:value-type="string" calcext:value-type="string">
            <text:p>0.460854</text:p>
          </table:table-cell>
          <table:table-cell office:value-type="string" calcext:value-type="string">
            <text:p>-2.61573</text:p>
          </table:table-cell>
        </table:table-row>
        <table:table-row table:style-name="ro1">
          <table:table-cell office:value-type="float" office:value="-0.905829" calcext:value-type="float">
            <text:p>-0,905829</text:p>
          </table:table-cell>
          <table:table-cell office:value-type="float" office:value="3.62425" calcext:value-type="float">
            <text:p>3,62425</text:p>
          </table:table-cell>
          <table:table-cell office:value-type="string" calcext:value-type="string">
            <text:p>0.495365</text:p>
          </table:table-cell>
          <table:table-cell office:value-type="string" calcext:value-type="string">
            <text:p>-2.70969</text:p>
          </table:table-cell>
        </table:table-row>
        <table:table-row table:style-name="ro1">
          <table:table-cell office:value-type="float" office:value="-0.854088" calcext:value-type="float">
            <text:p>-0,854088</text:p>
          </table:table-cell>
          <table:table-cell office:value-type="float" office:value="3.34878" calcext:value-type="float">
            <text:p>3,34878</text:p>
          </table:table-cell>
          <table:table-cell office:value-type="string" calcext:value-type="string">
            <text:p>0.539454</text:p>
          </table:table-cell>
          <table:table-cell office:value-type="string" calcext:value-type="string">
            <text:p>-2.7996</text:p>
          </table:table-cell>
        </table:table-row>
        <table:table-row table:style-name="ro1">
          <table:table-cell office:value-type="float" office:value="-0.798417" calcext:value-type="float">
            <text:p>-0,798417</text:p>
          </table:table-cell>
          <table:table-cell office:value-type="float" office:value="3.06413" calcext:value-type="float">
            <text:p>3,06413</text:p>
          </table:table-cell>
          <table:table-cell office:value-type="string" calcext:value-type="string">
            <text:p>0.573964</text:p>
          </table:table-cell>
          <table:table-cell office:value-type="string" calcext:value-type="string">
            <text:p>-2.89356</text:p>
          </table:table-cell>
        </table:table-row>
        <table:table-row table:style-name="ro1">
          <table:table-cell office:value-type="float" office:value="-0.739295" calcext:value-type="float">
            <text:p>-0,739295</text:p>
          </table:table-cell>
          <table:table-cell office:value-type="float" office:value="2.77007" calcext:value-type="float">
            <text:p>2,77007</text:p>
          </table:table-cell>
          <table:table-cell office:value-type="string" calcext:value-type="string">
            <text:p>0.608475</text:p>
          </table:table-cell>
          <table:table-cell office:value-type="string" calcext:value-type="string">
            <text:p>-2.98751</text:p>
          </table:table-cell>
        </table:table-row>
        <table:table-row table:style-name="ro1">
          <table:table-cell office:value-type="float" office:value="-0.676722" calcext:value-type="float">
            <text:p>-0,676722</text:p>
          </table:table-cell>
          <table:table-cell office:value-type="float" office:value="2.46662" calcext:value-type="float">
            <text:p>2,46662</text:p>
          </table:table-cell>
          <table:table-cell office:value-type="string" calcext:value-type="string">
            <text:p>0.642986</text:p>
          </table:table-cell>
          <table:table-cell office:value-type="string" calcext:value-type="string">
            <text:p>-3.08147</text:p>
          </table:table-cell>
        </table:table-row>
        <table:table-row table:style-name="ro1">
          <table:table-cell office:value-type="float" office:value="-0.610698" calcext:value-type="float">
            <text:p>-0,610698</text:p>
          </table:table-cell>
          <table:table-cell office:value-type="float" office:value="2.15378" calcext:value-type="float">
            <text:p>2,15378</text:p>
          </table:table-cell>
          <table:table-cell office:value-type="string" calcext:value-type="string">
            <text:p>0.677497</text:p>
          </table:table-cell>
          <table:table-cell office:value-type="string" calcext:value-type="string">
            <text:p>-3.17542</text:p>
          </table:table-cell>
        </table:table-row>
        <table:table-row table:style-name="ro1">
          <table:table-cell office:value-type="float" office:value="-0.541223" calcext:value-type="float">
            <text:p>-0,541223</text:p>
          </table:table-cell>
          <table:table-cell office:value-type="float" office:value="1.83154" calcext:value-type="float">
            <text:p>1,83154</text:p>
          </table:table-cell>
          <table:table-cell office:value-type="string" calcext:value-type="string">
            <text:p>0.712007</text:p>
          </table:table-cell>
          <table:table-cell office:value-type="string" calcext:value-type="string">
            <text:p>-3.26937</text:p>
          </table:table-cell>
        </table:table-row>
        <table:table-row table:style-name="ro1">
          <table:table-cell office:value-type="float" office:value="-0.468297" calcext:value-type="float">
            <text:p>-0,468297</text:p>
          </table:table-cell>
          <table:table-cell office:value-type="float" office:value="1.4999" calcext:value-type="float">
            <text:p>1,4999</text:p>
          </table:table-cell>
          <table:table-cell office:value-type="string" calcext:value-type="string">
            <text:p>0.746518</text:p>
          </table:table-cell>
          <table:table-cell office:value-type="string" calcext:value-type="string">
            <text:p>-3.36333</text:p>
          </table:table-cell>
        </table:table-row>
        <table:table-row table:style-name="ro1">
          <table:table-cell office:value-type="float" office:value="-0.391919" calcext:value-type="float">
            <text:p>-0,391919</text:p>
          </table:table-cell>
          <table:table-cell office:value-type="float" office:value="1.15887" calcext:value-type="float">
            <text:p>1,15887</text:p>
          </table:table-cell>
          <table:table-cell office:value-type="string" calcext:value-type="string">
            <text:p>0.781029</text:p>
          </table:table-cell>
          <table:table-cell office:value-type="string" calcext:value-type="string">
            <text:p>-3.45728</text:p>
          </table:table-cell>
        </table:table-row>
        <table:table-row table:style-name="ro1">
          <table:table-cell office:value-type="float" office:value="-0.312091" calcext:value-type="float">
            <text:p>-0,312091</text:p>
          </table:table-cell>
          <table:table-cell office:value-type="float" office:value="0.808448" calcext:value-type="float">
            <text:p>0,808448</text:p>
          </table:table-cell>
          <table:table-cell office:value-type="string" calcext:value-type="string">
            <text:p>0.81554</text:p>
          </table:table-cell>
          <table:table-cell office:value-type="string" calcext:value-type="string">
            <text:p>-3.55124</text:p>
          </table:table-cell>
        </table:table-row>
        <table:table-row table:style-name="ro1">
          <table:table-cell office:value-type="string" calcext:value-type="string">
            <text:p>Evaluation time: 164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5T18:06:40.440000000</dc:date>
    <meta:editing-duration>PT1M48S</meta:editing-duration>
    <meta:editing-cycles>1</meta:editing-cycles>
    <meta:document-statistic meta:table-count="1" meta:cell-count="205" meta:object-count="1"/>
    <meta:generator>LibreOffice/5.0.1.2$Windows_x86 LibreOffice_project/81898c9f5c0d43f3473ba111d7b351050be2026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9cm" svg:height="9.005cm" xlink:href=".." xlink:type="simple" chart:class="chart:scatter" chart:style-name="ch1">
        <chart:legend chart:legend-position="end" svg:x="12.148cm" svg:y="4.203cm" style:legend-expansion="high" chart:style-name="ch2"/>
        <chart:plot-area chart:style-name="ch3" table:cell-range-address="Task_2kr2_1.A5:Task_2kr2_1.B54 Task_2kr2_1.A1:Task_2kr2_1.A1" chart:data-source-has-labels="row" svg:x="0.319cm" svg:y="0.18cm" svg:width="11.51cm" svg:height="8.645cm">
          <chartooo:coordinate-region svg:x="0.61cm" svg:y="0.379cm" svg:width="11.12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sk_2kr2_1.B5:Task_2kr2_1.B54" chart:label-cell-address="Task_2kr2_1.A1:Task_2kr2_1.A1" chart:class="chart:scatter">
            <chart:domain table:cell-range-address="Task_2kr2_1.A5:Task_2kr2_1.A54"/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Time evaluated..</text:p>
                <draw:g>
                  <svg:desc>Task_2kr2_1.A1:Task_2kr2_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sk_2kr2_1.A5:Task_2kr2_1.A54</svg:desc>
                </draw:g>
              </table:table-cell>
              <table:table-cell office:value-type="float" office:value="7">
                <text:p>7</text:p>
                <draw:g>
                  <svg:desc>Task_2kr2_1.B5:Task_2kr2_1.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977956">
                <text:p>-0.0977956</text:p>
              </table:table-cell>
              <table:table-cell office:value-type="float" office:value="7.0955">
                <text:p>7.09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91182">
                <text:p>-0.191182</text:p>
              </table:table-cell>
              <table:table-cell office:value-type="float" office:value="7.18202">
                <text:p>7.18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8016">
                <text:p>-0.28016</text:p>
              </table:table-cell>
              <table:table-cell office:value-type="float" office:value="7.25954">
                <text:p>7.25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64729">
                <text:p>-0.364729</text:p>
              </table:table-cell>
              <table:table-cell office:value-type="float" office:value="7.32807">
                <text:p>7.328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44889">
                <text:p>-0.444889</text:p>
              </table:table-cell>
              <table:table-cell office:value-type="float" office:value="7.38761">
                <text:p>7.38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2064">
                <text:p>-0.52064</text:p>
              </table:table-cell>
              <table:table-cell office:value-type="float" office:value="7.43815">
                <text:p>7.43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591983">
                <text:p>-0.591983</text:p>
              </table:table-cell>
              <table:table-cell office:value-type="float" office:value="7.47971">
                <text:p>7.47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59395">
                <text:p>-0.659395</text:p>
              </table:table-cell>
              <table:table-cell office:value-type="float" office:value="7.51207">
                <text:p>7.51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23357">
                <text:p>-0.723357</text:p>
              </table:table-cell>
              <table:table-cell office:value-type="float" office:value="7.53504">
                <text:p>7.53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783388">
                <text:p>-0.783388</text:p>
              </table:table-cell>
              <table:table-cell office:value-type="float" office:value="7.54881">
                <text:p>7.548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39489">
                <text:p>-0.839489</text:p>
              </table:table-cell>
              <table:table-cell office:value-type="float" office:value="7.55339">
                <text:p>7.553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9214">
                <text:p>-0.89214</text:p>
              </table:table-cell>
              <table:table-cell office:value-type="float" office:value="7.54858">
                <text:p>7.548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941339">
                <text:p>-0.941339</text:p>
              </table:table-cell>
              <table:table-cell office:value-type="float" office:value="7.53436">
                <text:p>7.534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987087">
                <text:p>-0.987087</text:p>
              </table:table-cell>
              <table:table-cell office:value-type="float" office:value="7.51076">
                <text:p>7.51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02938">
                <text:p>-1.02938</text:p>
              </table:table-cell>
              <table:table-cell office:value-type="float" office:value="7.47776">
                <text:p>7.477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06775">
                <text:p>-1.06775</text:p>
              </table:table-cell>
              <table:table-cell office:value-type="float" office:value="7.43556">
                <text:p>7.43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10219">
                <text:p>-1.10219</text:p>
              </table:table-cell>
              <table:table-cell office:value-type="float" office:value="7.38417">
                <text:p>7.384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13317">
                <text:p>-1.13317</text:p>
              </table:table-cell>
              <table:table-cell office:value-type="float" office:value="7.32339">
                <text:p>7.323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16071">
                <text:p>-1.16071</text:p>
              </table:table-cell>
              <table:table-cell office:value-type="float" office:value="7.25321">
                <text:p>7.253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18479">
                <text:p>-1.18479</text:p>
              </table:table-cell>
              <table:table-cell office:value-type="float" office:value="7.17363">
                <text:p>7.173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20543">
                <text:p>-1.20543</text:p>
              </table:table-cell>
              <table:table-cell office:value-type="float" office:value="7.08466">
                <text:p>7.084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22213">
                <text:p>-1.22213</text:p>
              </table:table-cell>
              <table:table-cell office:value-type="float" office:value="6.9865">
                <text:p>6.98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2349">
                <text:p>-1.2349</text:p>
              </table:table-cell>
              <table:table-cell office:value-type="float" office:value="6.87914">
                <text:p>6.879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24422">
                <text:p>-1.24422</text:p>
              </table:table-cell>
              <table:table-cell office:value-type="float" office:value="6.76239">
                <text:p>6.762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25009">
                <text:p>-1.25009</text:p>
              </table:table-cell>
              <table:table-cell office:value-type="float" office:value="6.63624">
                <text:p>6.636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25251">
                <text:p>-1.25251</text:p>
              </table:table-cell>
              <table:table-cell office:value-type="float" office:value="6.5007">
                <text:p>6.50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25148">
                <text:p>-1.25148</text:p>
              </table:table-cell>
              <table:table-cell office:value-type="float" office:value="6.35576">
                <text:p>6.355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24652">
                <text:p>-1.24652</text:p>
              </table:table-cell>
              <table:table-cell office:value-type="float" office:value="6.20163">
                <text:p>6.201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23763">
                <text:p>-1.23763</text:p>
              </table:table-cell>
              <table:table-cell office:value-type="float" office:value="6.0383">
                <text:p>6.03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22529">
                <text:p>-1.22529</text:p>
              </table:table-cell>
              <table:table-cell office:value-type="float" office:value="5.86558">
                <text:p>5.865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20949">
                <text:p>-1.20949</text:p>
              </table:table-cell>
              <table:table-cell office:value-type="float" office:value="5.68346">
                <text:p>5.683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19025">
                <text:p>-1.19025</text:p>
              </table:table-cell>
              <table:table-cell office:value-type="float" office:value="5.49195">
                <text:p>5.491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16755">
                <text:p>-1.16755</text:p>
              </table:table-cell>
              <table:table-cell office:value-type="float" office:value="5.29104">
                <text:p>5.291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14093">
                <text:p>-1.14093</text:p>
              </table:table-cell>
              <table:table-cell office:value-type="float" office:value="5.08094">
                <text:p>5.080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11037">
                <text:p>-1.11037</text:p>
              </table:table-cell>
              <table:table-cell office:value-type="float" office:value="4.86165">
                <text:p>4.86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07637">
                <text:p>-1.07637</text:p>
              </table:table-cell>
              <table:table-cell office:value-type="float" office:value="4.63296">
                <text:p>4.632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03891">
                <text:p>-1.03891</text:p>
              </table:table-cell>
              <table:table-cell office:value-type="float" office:value="4.39488">
                <text:p>4.394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998">
                <text:p>-0.998</text:p>
              </table:table-cell>
              <table:table-cell office:value-type="float" office:value="4.1474">
                <text:p>4.14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95364">
                <text:p>-0.95364</text:p>
              </table:table-cell>
              <table:table-cell office:value-type="float" office:value="3.89052">
                <text:p>3.890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905829">
                <text:p>-0.905829</text:p>
              </table:table-cell>
              <table:table-cell office:value-type="float" office:value="3.62425">
                <text:p>3.624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854088">
                <text:p>-0.854088</text:p>
              </table:table-cell>
              <table:table-cell office:value-type="float" office:value="3.34878">
                <text:p>3.348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798417">
                <text:p>-0.798417</text:p>
              </table:table-cell>
              <table:table-cell office:value-type="float" office:value="3.06413">
                <text:p>3.064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39295">
                <text:p>-0.739295</text:p>
              </table:table-cell>
              <table:table-cell office:value-type="float" office:value="2.77007">
                <text:p>2.770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76722">
                <text:p>-0.676722</text:p>
              </table:table-cell>
              <table:table-cell office:value-type="float" office:value="2.46662">
                <text:p>2.46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610698">
                <text:p>-0.610698</text:p>
              </table:table-cell>
              <table:table-cell office:value-type="float" office:value="2.15378">
                <text:p>2.153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1223">
                <text:p>-0.541223</text:p>
              </table:table-cell>
              <table:table-cell office:value-type="float" office:value="1.83154">
                <text:p>1.831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468297">
                <text:p>-0.468297</text:p>
              </table:table-cell>
              <table:table-cell office:value-type="float" office:value="1.4999">
                <text:p>1.4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391919">
                <text:p>-0.391919</text:p>
              </table:table-cell>
              <table:table-cell office:value-type="float" office:value="1.15887">
                <text:p>1.158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312091">
                <text:p>-0.312091</text:p>
              </table:table-cell>
              <table:table-cell office:value-type="float" office:value="0.808448">
                <text:p>0.8084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